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f62" officeooo:paragraph-rsid="00054f62"/>
    </style:style>
    <style:style style:name="P2" style:family="paragraph" style:parent-style-name="Standard" style:list-style-name="L3">
      <style:text-properties officeooo:rsid="00054f62" officeooo:paragraph-rsid="00054f62"/>
    </style:style>
    <style:style style:name="P3" style:family="paragraph" style:parent-style-name="Standard" style:list-style-name="L1"/>
    <style:style style:name="P4" style:family="paragraph" style:parent-style-name="Standard" style:list-style-name="L3">
      <style:text-properties officeooo:paragraph-rsid="00054f62"/>
    </style:style>
    <style:style style:name="P5" style:family="paragraph" style:parent-style-name="Standard" style:list-style-name="L3">
      <style:text-properties officeooo:rsid="0005c5e0" officeooo:paragraph-rsid="0005c5e0"/>
    </style:style>
    <style:style style:name="P6" style:family="paragraph" style:parent-style-name="Standard">
      <style:text-properties officeooo:paragraph-rsid="0005c5e0"/>
    </style:style>
    <style:style style:name="P7" style:family="paragraph" style:parent-style-name="Standard">
      <style:text-properties officeooo:rsid="0008ba06" officeooo:paragraph-rsid="0008ba06"/>
    </style:style>
    <style:style style:name="P8" style:family="paragraph" style:parent-style-name="Standard">
      <style:text-properties officeooo:rsid="0008ef8f" officeooo:paragraph-rsid="0008ef8f"/>
    </style:style>
    <style:style style:name="T1" style:family="text">
      <style:text-properties officeooo:rsid="00054f62"/>
    </style:style>
    <style:style style:name="T2" style:family="text">
      <style:text-properties officeooo:rsid="0005c5e0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8</text:p>
      <text:p text:style-name="Standard">Exercise 2 </text:p>
      <text:p text:style-name="Standard">Tasks </text:p>
      <text:list xml:id="list322699068" text:style-name="L1">
        <text:list-item>
          <text:p text:style-name="P3">Use OpenMP to develop a parallel matrix multiplication program.</text:p>
        </text:list-item>
        <text:list-item>
          <text:p text:style-name="P3">Measure the execution time of your OpenMP programs for several matrix sizes and for 1 to 8 threads.</text:p>
        </text:list-item>
        <text:list-item>
          <text:p text:style-name="P3">Illustrate the data in appropriate speedup/efficiency figures and discuss them. What can you observe?</text:p>
        </text:list-item>
        <text:list-item>
          <text:p text:style-name="P3">Try to maximize the performance by considering all sequential and parallelism-related optimizations we discussed so far. Which did you choose and why? </text:p>
        </text:list-item>
      </text:list>
      <text:p text:style-name="Standard"/>
      <text:p text:style-name="Standard"/>
      <text:p text:style-name="Standard"/>
      <text:p text:style-name="P1">During the exercise, we implemented the following algorithms for matrix multiplication:</text:p>
      <text:list xml:id="list2008100893" text:style-name="L3">
        <text:list-item>
          <text:p text:style-name="P2">naive version: sequential with for loops</text:p>
        </text:list-item>
        <text:list-item>
          <text:p text:style-name="P4"><text:span text:style-name="T1">improved sequential algorithm: transpose one of the input matrices to take advantage of cache locality and improved vectorizability</text:span></text:p>
        </text:list-item>
        <text:list-item>
          <text:p text:style-name="P5">parallelized algorithm: distribute loop execution over multiple threads</text:p>
        </text:list-item>
        <text:list-item>
          <text:p text:style-name="P5">parallelized algorithm with optimization: like above, but with matrix transposition applied in advance</text:p>
        </text:list-item>
      </text:list>
      <text:p text:style-name="P6"><text:span text:style-name="T2">All versions are tested without and with vectorization applied. To shorten the development time, no tiling algorithm (which optimizes for cache locality) or divide-and-comquer algorithm is applied. To keep the comparison fair, the transposition operation is treated as part of the multiplication, rather than a transposed matrix is given as input, how some sources suggested.</text:span></text:p>
      <text:p text:style-name="P7"><draw:frame draw:style-name="fr1" draw:name="Object1" text:anchor-type="paragraph" svg:width="16.898cm" svg:height="11.157cm" draw:z-index="0"><draw:object xlink:href="./Object 1" xlink:type="simple" xlink:show="embed" xlink:actuate="onLoad"/><draw:image xlink:href="./ObjectReplacements/Object 1" xlink:type="simple" xlink:show="embed" xlink:actuate="onLoad"/></draw:frame>The plot shows a comparison of the naive and the optimized algorithm for two different problem sizes. The benchmarks are taken on a machine with 6 cores.</text:p>
      <text:p text:style-name="P7"><text:soft-page-break/><text:s/>Obviously, between the sequential version and the parallel version executed on a single thread is almost no difference. Up to 6 threads the algorith scales quite well. Seems, the optimization gives advantage only for small thread counts or for hyperthreading (12 threads). </text:p>
      <text:p text:style-name="Standard"/>
      <text:p text:style-name="P8"><draw:frame draw:style-name="fr1" draw:name="Object2" text:anchor-type="paragraph" svg:width="19.726cm" svg:height="10.837cm" draw:z-index="1"><draw:object xlink:href="./Object 2" xlink:type="simple" xlink:show="embed" xlink:actuate="onLoad"/><draw:image xlink:href="./ObjectReplacements/Object 2" xlink:type="simple" xlink:show="embed" xlink:actuate="onLoad"/></draw:frame>The graph shows a side-by-side comparison for the different optimization steps. The benchmarks are taken with 12 threads.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4T11:37:31.127413723</meta:creation-date>
    <dc:date>2019-12-04T12:23:11.569926866</dc:date>
    <meta:editing-duration>PT4M19S</meta:editing-duration>
    <meta:editing-cycles>1</meta:editing-cycles>
    <meta:document-statistic meta:table-count="0" meta:image-count="0" meta:object-count="2" meta:page-count="2" meta:paragraph-count="16" meta:word-count="274" meta:character-count="1809" meta:non-whitespace-character-count="1554"/>
    <meta:generator>LibreOffice/6.3.3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97cm" svg:height="11.156cm" xlink:href="." xlink:type="simple" chart:class="chart:line" chart:style-name="ch1">
        <chart:title svg:x="5.706cm" svg:y="0.359cm" chart:style-name="ch2">
          <text:p>time vs. number of threads</text:p>
        </chart:title>
        <chart:legend chart:legend-position="end" svg:x="13.304cm" svg:y="4.532cm" style:legend-expansion="high" chart:style-name="ch3"/>
        <chart:plot-area chart:style-name="ch4" chart:data-source-has-labels="both" svg:x="1.348cm" svg:y="1.361cm" svg:width="11.619cm" svg:height="8.591cm">
          <chartooo:coordinate-region svg:x="2.129cm" svg:y="1.56cm" svg:width="10.029cm" svg:height="7.745cm"/>
          <chart:axis chart:dimension="x" chart:name="primary-x" chart:style-name="ch5" chartooo:axis-type="auto">
            <chartooo:date-scale/>
            <chart:title svg:x="5.79cm" svg:y="10.175cm" chart:style-name="ch6">
              <text:p>number of threa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6.216cm" chart:style-name="ch7">
              <text:p>time [s]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series chart:style-name="ch12" chart:values-cell-range-address="local-table.$E$2:.$E$6" chart:label-cell-address="local-table.$E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1k</text:p>
              </table:table-cell>
              <table:table-cell office:value-type="string">
                <text:p>naive 1k-1k-5k</text:p>
              </table:table-cell>
              <table:table-cell office:value-type="string">
                <text:p>opt 1k</text:p>
              </table:table-cell>
              <table:table-cell office:value-type="string">
                <text:p>opt 1k-1k-5k</text:p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</table:table-cell>
              <table:table-cell office:value-type="float" office:value="1.252">
                <text:p>1.252</text:p>
              </table:table-cell>
              <table:table-cell office:value-type="float" office:value="7.789">
                <text:p>7.789</text:p>
              </table:table-cell>
              <table:table-cell office:value-type="float" office:value="0.924">
                <text:p>0.924</text:p>
              </table:table-cell>
              <table:table-cell office:value-type="float" office:value="4.931">
                <text:p>4.931</text:p>
              </table:table-cell>
            </table:table-row>
            <table:table-row>
              <table:table-cell office:value-type="string">
                <text:p>1 thread</text:p>
              </table:table-cell>
              <table:table-cell office:value-type="float" office:value="1.412">
                <text:p>1.412</text:p>
              </table:table-cell>
              <table:table-cell office:value-type="float" office:value="7.56">
                <text:p>7.56</text:p>
              </table:table-cell>
              <table:table-cell office:value-type="float" office:value="0.925">
                <text:p>0.925</text:p>
              </table:table-cell>
              <table:table-cell office:value-type="float" office:value="4.922">
                <text:p>4.922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559">
                <text:p>0.559</text:p>
              </table:table-cell>
              <table:table-cell office:value-type="float" office:value="2.879">
                <text:p>2.879</text:p>
              </table:table-cell>
              <table:table-cell office:value-type="float" office:value="0.517">
                <text:p>0.517</text:p>
              </table:table-cell>
              <table:table-cell office:value-type="float" office:value="2.233">
                <text:p>2.233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0.42">
                <text:p>0.42</text:p>
              </table:table-cell>
              <table:table-cell office:value-type="float" office:value="1.779">
                <text:p>1.779</text:p>
              </table:table-cell>
              <table:table-cell office:value-type="float" office:value="0.443">
                <text:p>0.44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 threads</text:p>
              </table:table-cell>
              <table:table-cell office:value-type="float" office:value="0.726">
                <text:p>0.726</text:p>
              </table:table-cell>
              <table:table-cell office:value-type="float" office:value="3.667">
                <text:p>3.667</text:p>
              </table:table-cell>
              <table:table-cell office:value-type="float" office:value="0.44">
                <text:p>0.44</text:p>
              </table:table-cell>
              <table:table-cell office:value-type="float" office:value="1.763">
                <text:p>1.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725cm" svg:height="10.837cm" xlink:href="." xlink:type="simple" chart:class="chart:bar" chart:style-name="ch1">
        <chart:title svg:x="8.535cm" svg:y="0.352cm" chart:style-name="ch2">
          <text:p>Optimization</text:p>
        </chart:title>
        <chart:subtitle svg:x="5.32cm" svg:y="1.347cm" chart:style-name="ch3">
          <text:p>comparison between matrix-multiplication algorithms</text:p>
        </chart:subtitle>
        <chart:legend svg:x="16.217cm" svg:y="3.857cm" style:legend-expansion="custom" chartooo:width="3.507cm" chartooo:height="3.229cm" style:legend-expansion-aspect-ratio="1.08609476618148" chart:style-name="ch4"/>
        <chart:plot-area chart:style-name="ch5" chart:data-source-has-labels="both" svg:x="1.207cm" svg:y="2.229cm" svg:width="14.57cm" svg:height="7.424cm">
          <chartooo:coordinate-region svg:x="2.014cm" svg:y="2.428cm" svg:width="13.763cm" svg:height="6.578cm"/>
          <chart:axis chart:dimension="x" chart:name="primary-x" chart:style-name="ch6" chartooo:axis-type="auto">
            <chartooo:date-scale/>
            <chart:title svg:x="5.696cm" svg:y="9.869cm" chart:style-name="ch7">
              <text:p>problem size [cols_a--rows_a--cols_b]</text:p>
            </chart:title>
            <chart:categories table:cell-range-address="local-table.$B$1:.$C$1"/>
          </chart:axis>
          <chart:axis chart:dimension="y" chart:name="primary-y" chart:style-name="ch8">
            <chart:title svg:x="0.253cm" svg:y="6.501cm" chart:style-name="ch9">
              <text:p>time [s]</text:p>
            </chart:title>
            <chart:grid chart:style-name="ch10" chart:class="major"/>
          </chart:axis>
          <chart:series chart:style-name="ch11" chart:values-cell-range-address="local-table.$B$2:.$C$2" chart:label-cell-address="local-table.$A$2" chart:class="chart:bar">
            <chart:data-point chart:repeated="2"/>
          </chart:series>
          <chart:series chart:style-name="ch12" chart:values-cell-range-address="local-table.$B$3:.$C$3" chart:label-cell-address="local-table.$A$3" chart:class="chart:bar">
            <chart:data-point chart:repeated="2"/>
          </chart:series>
          <chart:series chart:style-name="ch13" chart:values-cell-range-address="local-table.$B$4:.$C$4" chart:label-cell-address="local-table.$A$4" chart:class="chart:bar">
            <chart:data-point chart:repeated="2"/>
          </chart:series>
          <chart:series chart:style-name="ch14" chart:values-cell-range-address="local-table.$B$5:.$C$5" chart:label-cell-address="local-table.$A$5" chart:class="chart:bar">
            <chart:data-point chart:repeated="2"/>
          </chart:series>
          <chart:series chart:style-name="ch15" chart:values-cell-range-address="local-table.$B$6:.$C$6" chart:label-cell-address="local-table.$A$6" chart:class="chart:bar">
            <chart:data-point chart:repeated="2"/>
          </chart:series>
          <chart:series chart:style-name="ch16" chart:values-cell-range-address="local-table.$B$7:.$C$7" chart:label-cell-address="local-table.$A$7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-1k-1k</text:p>
              </table:table-cell>
              <table:table-cell office:value-type="string">
                <text:p>1k-1k-5k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</table:table-cell>
              <table:table-cell office:value-type="float" office:value="6.271">
                <text:p>6.271</text:p>
              </table:table-cell>
              <table:table-cell office:value-type="float" office:value="37.421">
                <text:p>37.421</text:p>
              </table:table-cell>
            </table:table-row>
            <table:table-row>
              <table:table-cell office:value-type="string">
                <text:p>vectorized</text:p>
              </table:table-cell>
              <table:table-cell office:value-type="float" office:value="1.252">
                <text:p>1.252</text:p>
              </table:table-cell>
              <table:table-cell office:value-type="float" office:value="7.789">
                <text:p>7.789</text:p>
              </table:table-cell>
            </table:table-row>
            <table:table-row>
              <table:table-cell office:value-type="string">
                <text:p>sequential opt</text:p>
              </table:table-cell>
              <table:table-cell office:value-type="float" office:value="0.924">
                <text:p>0.924</text:p>
              </table:table-cell>
              <table:table-cell office:value-type="float" office:value="4.931">
                <text:p>4.931</text:p>
              </table:table-cell>
            </table:table-row>
            <table:table-row>
              <table:table-cell office:value-type="string">
                <text:p>parallel naive</text:p>
              </table:table-cell>
              <table:table-cell office:value-type="float" office:value="1.528">
                <text:p>1.528</text:p>
              </table:table-cell>
              <table:table-cell office:value-type="float" office:value="8.083">
                <text:p>8.083</text:p>
              </table:table-cell>
            </table:table-row>
            <table:table-row>
              <table:table-cell office:value-type="string">
                <text:p>parallel, vectorized</text:p>
              </table:table-cell>
              <table:table-cell office:value-type="float" office:value="0.726">
                <text:p>0.726</text:p>
              </table:table-cell>
              <table:table-cell office:value-type="float" office:value="3.667">
                <text:p>3.667</text:p>
              </table:table-cell>
            </table:table-row>
            <table:table-row>
              <table:table-cell office:value-type="string">
                <text:p>parallel opt</text:p>
              </table:table-cell>
              <table:table-cell office:value-type="float" office:value="0.44">
                <text:p>0.44</text:p>
              </table:table-cell>
              <table:table-cell office:value-type="float" office:value="1.763">
                <text:p>1.7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